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59cm" draw:marker-end-width="0.359cm" draw:fill="none" draw:fill-color="#000000" draw:textarea-horizontal-align="justify" draw:textarea-vertical-align="middle" draw:auto-grow-height="false" fo:min-height="2.072cm" fo:min-width="1.933cm" fo:padding-top="0.178cm" fo:padding-bottom="0.178cm" fo:padding-left="0.303cm" fo:padding-right="0.303cm"/>
    </style:style>
    <style:style style:name="gr2" style:family="graphic" style:parent-style-name="standard">
      <style:graphic-properties draw:stroke="solid" draw:stroke-dash="Ultrafine_20_2_20_Dots_20_3_20_Dashes" svg:stroke-width="0.106cm" svg:stroke-color="#468a1a" draw:marker-start-width="0.359cm" draw:marker-end-width="0.359cm" draw:fill="solid" draw:fill-color="#468a1a" draw:opacity="50%" draw:textarea-horizontal-align="justify" draw:textarea-vertical-align="middle" draw:auto-grow-height="false" fo:min-height="1.726cm" fo:min-width="1.476cm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000000" draw:marker-start-width="0.359cm" draw:marker-end="Arrow" draw:marker-end-width="0.459cm" draw:fill="solid" draw:fill-color="#000000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" style:family="graphic" style:parent-style-name="standard">
      <style:graphic-properties svg:stroke-color="#000000" draw:fill-color="#000000" draw:textarea-vertical-align="middle" draw:auto-grow-height="false" fo:min-height="1.678cm" fo:min-width="1.486cm"/>
    </style:style>
    <style:style style:name="gr7" style:family="graphic" style:parent-style-name="objectwithoutfill">
      <style:graphic-properties svg:stroke-width="0.106cm" svg:stroke-color="#468a1a" draw:marker-start-width="0.359cm" draw:marker-end="Arrow" draw:marker-end-width="0.459cm" draw:fill="solid" draw:fill-color="#000000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solid" draw:stroke-dash="Ultrafine_20_2_20_Dots_20_3_20_Dashes" svg:stroke-width="0.106cm" svg:stroke-color="#c9211e" draw:marker-start-width="0.359cm" draw:marker-end-width="0.359cm" draw:fill="solid" draw:fill-color="#c9211e" draw:opacity="50%" draw:textarea-horizontal-align="justify" draw:textarea-vertical-align="middle" draw:auto-grow-height="false" fo:min-height="1.62cm" fo:min-width="1.37cm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c9211e" draw:marker-start-width="0.359cm" draw:marker-end="Arrow" draw:marker-end-width="0.459cm" draw:fill="solid" draw:fill-color="#000000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3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cm"/>
    </style:style>
    <style:style style:name="gr18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5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2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83cm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solid" draw:fill-color="#468a1a" draw:opacity="50%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  <style:text-properties fo:color="#c9211e"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text-properties fo:color="#395511" fo:font-size="18pt" fo:font-weight="bold" fo:background-color="#468a1a" style:font-size-asian="18pt" style:font-weight-asian="bold" style:font-size-complex="18pt" style:font-weight-complex="bold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solid" draw:fill-color="#c9211e" draw:opacity="50%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4" style:family="paragraph">
      <loext:graphic-properties draw:fill-color="#ffffff"/>
    </style:style>
    <style:style style:name="T1" style:family="text">
      <style:text-properties fo:color="#c9211e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395511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589cm" svg:height="3.432cm" svg:x="13.241cm" svg:y="6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794cm" svg:height="2.794cm" svg:x="17.55cm" svg:y="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71cm" svg:y1="7.744cm" svg:x2="13.028cm" svg:y2="7.744cm">
          <text:p/>
        </draw:line>
        <draw:line draw:style-name="gr3" draw:text-style-name="P3" draw:layer="layout" svg:x1="17.018cm" svg:y1="7.766cm" svg:x2="20.574cm" svg:y2="7.744cm">
          <text:p/>
        </draw:line>
        <draw:frame draw:style-name="gr4" draw:text-style-name="P4" draw:layer="layout" svg:width="3.251cm" svg:height="0.962cm" svg:x="13.721cm" svg:y="13.588cm">
          <draw:text-box>
            <text:p><text:span text:style-name="T1">INVALID</text:span></text:p>
          </draw:text-box>
        </draw:frame>
        <draw:frame draw:style-name="gr5" draw:text-style-name="P5" draw:layer="layout" svg:width="3.326cm" svg:height="1.673cm" svg:x="17.924cm" svg:y="0.967cm">
          <draw:text-box>
            <text:p><text:span text:style-name="T2">Emit result</text:span></text:p>
          </draw:text-box>
        </draw:frame>
        <draw:custom-shape draw:style-name="gr6" draw:text-style-name="P6" draw:layer="layout" svg:width="1.985cm" svg:height="1.927cm" draw:transform="rotate (-0.321664181142555) translate (4.685cm 4.559cm)">
          <text:p/>
          <draw:enhanced-geometry svg:viewBox="0 0 21600 21600" draw:text-areas="0 0 21600 21600" draw:type="circular-arrow" draw:modifiers="93.5745413962386 -30.0958532532841 10031.527181604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7" draw:text-style-name="P3" draw:layer="layout" svg:x1="15.308cm" svg:y1="5.842cm" svg:x2="17.78cm" svg:y2="3.302cm">
          <text:p/>
        </draw:line>
        <draw:custom-shape draw:style-name="gr6" draw:text-style-name="P6" draw:layer="layout" svg:width="1.985cm" svg:height="1.927cm" draw:transform="rotate (-1.47427961915961) translate (25.083cm 4.808cm)">
          <text:p/>
          <draw:enhanced-geometry svg:viewBox="0 0 21600 21600" draw:text-areas="0 0 21600 21600" draw:type="circular-arrow" draw:modifiers="93.5745413962386 -30.0958532532841 10031.527181604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" draw:text-style-name="P7" draw:layer="layout" svg:width="2.794cm" svg:height="2.794cm" svg:x="13.85cm" svg:y="12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5.293cm" svg:y1="9.675cm" svg:x2="15.313cm" svg:y2="12.523cm">
          <text:p/>
        </draw:line>
        <draw:line draw:style-name="gr9" draw:text-style-name="P3" draw:layer="layout" svg:x1="8.056cm" svg:y1="9.368cm" svg:x2="13.898cm" svg:y2="13.308cm">
          <text:p/>
        </draw:line>
        <draw:line draw:style-name="gr9" draw:text-style-name="P3" draw:layer="layout" svg:x1="21.01cm" svg:y1="9.09cm" svg:x2="16.63cm" svg:y2="13.382cm">
          <text:p/>
        </draw:line>
        <draw:line draw:style-name="gr7" draw:text-style-name="P3" draw:layer="layout" svg:x1="21.844cm" svg:y1="5.842cm" svg:x2="20.066cm" svg:y2="3.302cm">
          <text:p/>
        </draw:line>
        <draw:frame draw:style-name="gr10" draw:text-style-name="P8" draw:layer="layout" svg:width="3.923cm" svg:height="0.962cm" svg:x="19.672cm" svg:y="11.418cm">
          <draw:text-box>
            <text:p>End of Input</text:p>
          </draw:text-box>
        </draw:frame>
        <draw:frame draw:style-name="gr11" draw:text-style-name="P8" draw:layer="layout" svg:width="2.022cm" svg:height="0.962cm" svg:x="9.644cm" svg:y="6.804cm">
          <draw:text-box>
            <text:p>Dot:<text:span text:style-name="T3"> .</text:span></text:p>
          </draw:text-box>
        </draw:frame>
        <draw:frame draw:style-name="gr12" draw:text-style-name="P8" draw:layer="layout" svg:width="3.926cm" svg:height="0.962cm" svg:x="3.772cm" svg:y="4.018cm">
          <draw:text-box>
            <text:p>Digit: <text:span text:style-name="T3">0..9</text:span></text:p>
          </draw:text-box>
        </draw:frame>
        <draw:frame draw:style-name="gr13" draw:text-style-name="P8" draw:layer="layout" svg:width="3.258cm" svg:height="0.962cm" svg:x="16.744cm" svg:y="6.804cm">
          <draw:text-box>
            <text:p>Exp:<text:span text:style-name="T3"> e | E</text:span></text:p>
          </draw:text-box>
        </draw:frame>
        <draw:line draw:style-name="gr7" draw:text-style-name="P3" draw:layer="layout" svg:x1="19.979cm" svg:y1="12.479cm" svg:x2="24.043cm" svg:y2="12.519cm">
          <text:p/>
        </draw:line>
        <draw:line draw:style-name="gr9" draw:text-style-name="P3" draw:layer="layout" svg:x1="19.953cm" svg:y1="13.589cm" svg:x2="24.017cm" svg:y2="13.629cm">
          <text:p/>
        </draw:line>
        <draw:frame draw:style-name="gr14" draw:text-style-name="P8" draw:layer="layout" svg:width="5.29cm" svg:height="0.962cm" svg:x="19.673cm" svg:y="12.518cm">
          <draw:text-box>
            <text:p>Invalid input char</text:p>
          </draw:text-box>
        </draw:frame>
        <draw:frame draw:style-name="gr15" draw:text-style-name="P9" draw:layer="layout" svg:width="3.495cm" svg:height="0.962cm" svg:x="4.974cm" svg:y="7.318cm">
          <draw:text-box>
            <text:p><text:span text:style-name="T4">PRE_DEC</text:span></text:p>
          </draw:text-box>
        </draw:frame>
        <draw:frame draw:style-name="gr12" draw:text-style-name="P8" draw:layer="layout" svg:width="3.926cm" svg:height="0.962cm" svg:x="22.672cm" svg:y="4.118cm">
          <draw:text-box>
            <text:p>Digit: <text:span text:style-name="T3">0..9</text:span></text:p>
          </draw:text-box>
        </draw:frame>
        <draw:line draw:style-name="gr3" draw:text-style-name="P3" draw:layer="layout" svg:x1="3.378cm" svg:y1="7.744cm" svg:x2="4.902cm" svg:y2="7.744cm">
          <text:p/>
        </draw:line>
        <draw:frame draw:style-name="gr16" draw:text-style-name="P10" draw:layer="layout" svg:width="2.835cm" svg:height="0.806cm" svg:x="5.575cm" svg:y="8.518cm">
          <draw:text-box>
            <text:p><text:span text:style-name="T5">E: check </text:span><text:span text:style-name="T6">-</text:span></text:p>
          </draw:text-box>
        </draw:frame>
        <draw:frame draw:style-name="gr17" draw:text-style-name="P8" draw:layer="layout" svg:width="4.93cm" svg:height="0.962cm" svg:x="19.673cm" svg:y="14.618cm">
          <draw:text-box>
            <text:p>E = entry action</text:p>
          </draw:text-box>
        </draw:frame>
        <draw:frame draw:style-name="gr16" draw:text-style-name="P11" draw:layer="layout" svg:width="2.835cm" svg:height="0.806cm" svg:x="1.375cm" svg:y="7.318cm">
          <draw:text-box>
            <text:p><text:span text:style-name="T7">START</text:span></text:p>
          </draw:text-box>
        </draw:frame>
        <draw:custom-shape draw:style-name="gr1" draw:text-style-name="P1" draw:layer="layout" svg:width="3.589cm" svg:height="3.432cm" svg:x="4.94cm" svg:y="6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89cm" svg:height="3.432cm" svg:x="20.839cm" svg:y="6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2" draw:layer="layout" svg:x1="5.772cm" svg:y1="8.338cm" svg:x2="7.55cm" svg:y2="8.338cm">
          <text:p/>
        </draw:line>
        <draw:line draw:style-name="gr18" draw:text-style-name="P12" draw:layer="layout" svg:x1="5.772cm" svg:y1="7.238cm" svg:x2="7.55cm" svg:y2="7.238cm">
          <text:p/>
        </draw:line>
        <draw:frame draw:style-name="gr16" draw:text-style-name="P10" draw:layer="layout" svg:width="2.835cm" svg:height="0.806cm" svg:x="5.576cm" svg:y="6.418cm">
          <draw:text-box>
            <text:p><text:span text:style-name="T5">R: inc res</text:span></text:p>
          </draw:text-box>
        </draw:frame>
        <draw:frame draw:style-name="gr19" draw:text-style-name="P8" draw:layer="layout" svg:width="6.052cm" svg:height="0.962cm" svg:x="19.673cm" svg:y="13.818cm">
          <draw:text-box>
            <text:p>R = repeated action</text:p>
          </draw:text-box>
        </draw:frame>
        <draw:custom-shape draw:style-name="gr6" draw:text-style-name="P6" draw:layer="layout" svg:width="1.985cm" svg:height="1.927cm" draw:transform="rotate (-0.321664181142555) translate (13.085cm 4.493cm)">
          <text:p/>
          <draw:enhanced-geometry svg:viewBox="0 0 21600 21600" draw:text-areas="0 0 21600 21600" draw:type="circular-arrow" draw:modifiers="93.5745413962386 -30.0958532532841 10031.527181604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2" draw:text-style-name="P8" draw:layer="layout" svg:width="3.926cm" svg:height="0.962cm" svg:x="12.172cm" svg:y="3.952cm">
          <draw:text-box>
            <text:p>Digit: <text:span text:style-name="T3">0..9</text:span></text:p>
          </draw:text-box>
        </draw:frame>
        <draw:line draw:style-name="gr18" draw:text-style-name="P12" draw:layer="layout" svg:x1="14.072cm" svg:y1="7.238cm" svg:x2="15.85cm" svg:y2="7.238cm">
          <text:p/>
        </draw:line>
        <draw:frame draw:style-name="gr20" draw:text-style-name="P13" draw:layer="layout" svg:width="3.127cm" svg:height="0.806cm" svg:x="13.476cm" svg:y="6.518cm">
          <draw:text-box>
            <text:p><text:span text:style-name="T8">R: inc res, prec</text:span></text:p>
          </draw:text-box>
        </draw:frame>
        <draw:frame draw:style-name="gr16" draw:text-style-name="P10" draw:layer="layout" svg:width="2.835cm" svg:height="0.806cm" svg:x="21.475cm" svg:y="8.518cm">
          <draw:text-box>
            <text:p><text:span text:style-name="T5">E: check </text:span><text:span text:style-name="T6">-</text:span></text:p>
          </draw:text-box>
        </draw:frame>
        <draw:line draw:style-name="gr18" draw:text-style-name="P12" draw:layer="layout" svg:x1="21.672cm" svg:y1="8.338cm" svg:x2="23.45cm" svg:y2="8.338cm">
          <text:p/>
        </draw:line>
        <draw:line draw:style-name="gr18" draw:text-style-name="P12" draw:layer="layout" svg:x1="21.672cm" svg:y1="7.238cm" svg:x2="23.45cm" svg:y2="7.238cm">
          <text:p/>
        </draw:line>
        <draw:frame draw:style-name="gr16" draw:text-style-name="P10" draw:layer="layout" svg:width="2.835cm" svg:height="0.806cm" svg:x="21.376cm" svg:y="6.418cm">
          <draw:text-box>
            <text:p><text:span text:style-name="T5">R: inc exp</text:span></text:p>
          </draw:text-box>
        </draw:frame>
        <draw:frame draw:style-name="gr10" draw:text-style-name="P9" draw:layer="layout" svg:width="3.923cm" svg:height="0.962cm" svg:x="13.075cm" svg:y="7.318cm">
          <draw:text-box>
            <text:p><text:span text:style-name="T4">POST_DEC</text:span></text:p>
          </draw:text-box>
        </draw:frame>
        <draw:frame draw:style-name="gr21" draw:text-style-name="P9" draw:layer="layout" svg:width="3.995cm" svg:height="0.962cm" svg:x="20.676cm" svg:y="7.318cm">
          <draw:text-box>
            <text:p><text:span text:style-name="T4">EXPONENT</text:span></text:p>
          </draw:text-box>
        </draw:frame>
        <draw:frame draw:style-name="gr22" draw:text-style-name="P8" draw:layer="layout" svg:width="2.483cm" svg:height="0.962cm" svg:x="8.344cm" svg:y="11.004cm">
          <draw:text-box>
            <text:p>EOI:<text:span text:style-name="T3"> \0</text:span></text:p>
          </draw:text-box>
        </draw:frame>
        <presentation:notes draw:style-name="dp2">
          <draw:page-thumbnail draw:style-name="gr23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5T22:09:19.923234994</meta:creation-date>
    <dc:date>2020-04-18T22:44:26.816233600</dc:date>
    <meta:editing-duration>PT3H24M9S</meta:editing-duration>
    <meta:editing-cycles>20</meta:editing-cycles>
    <meta:generator>LibreOffice/6.2.8.2$Linux_X86_64 LibreOffice_project/20$Build-2</meta:generator>
    <meta:document-statistic meta:object-count="67"/>
  </office:meta>
</office:document-meta>
</file>